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Text_20_body">
      <style:paragraph-properties fo:line-height="200%"/>
    </style:style>
    <style:style style:name="P5" style:family="paragraph" style:parent-style-name="Text_20_body">
      <style:paragraph-properties fo:line-height="1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ck Austin</text:p>
      <text:p text:style-name="P1">3/19/15</text:p>
      <text:p text:style-name="P1">Dyad Project #5</text:p>
      <text:p text:style-name="P3">Family and Conflict</text:p>
      <text:p text:style-name="P3"/>
      <text:p text:style-name="P5">1) What one (1) theory appearing in Chapter 10 of the text seems most useful to you and your interpersonal communication? <text:s/>Justify your answer by first describing that theory, then applying it to a specific situation (in your life or hypothetically). Then evaluate the theory (note its strengths and weaknesses). (6 Points)</text:p>
      <text:p text:style-name="P4"><text:tab/>The theory I've chosen is the Disinhibition effect. It's useful to me as soemone whos spent a major part of our life being a part of through the internet. On the internet people will say and do things that will boggle just about anyone. The worst part is these people are often the nicest or most quiet in real life and usually very ordinary. It's a serious issue and highly interesting to me. I find the theory very strong and practical, it states something obvious even though it's not something we generally think about. I've played a lot of computer games online and for me it's obvious how true this theory is.</text:p>
      <text:p text:style-name="Text_20_body">2 In recent months, employers have been reprimanding and even firing employees for comments made online in blogs, Twitter, or Facebook. Using what you learned about the concepts of power in this chapter, construct an argument either for or against that practice. (6 Points)</text:p>
      <text:p text:style-name="P4"><text:tab/>I do agree with the usage of power to reprimand individuals for comments online that an employer deems poor. the issue about the internet is it's inherently everywhere in modern society and would be a major issue if employers did not have some form of control. People use these online sources very day including while at work and if an individual is making the company look bad then certainly I wouldn't want the person to be conveying my image.</text:p>
      <text:p text:style-name="Text_20_body">3) Explain the basic principles behind Petronio’s communication privacy management (CPM) theory. How do couples/families decide the process of sharing information? How are these rules communicated to others? What advantages are there to sharing information freely with outsiders? What are the advantages of keeping information private? (6 Points)</text:p>
      <text:p text:style-name="P4"><text:tab/>Pentronio communication privacy management is a theory about how peple decide to either reveal or conceal private information about themselves. Couples or familes generally decide how to process private information through personal privacy and rules. Those rules are then co-owned by <text:soft-page-break/>the person it was shared with. Sharing information with outsiders has the benefit of lower risk of self-judgement. Keeping information private is positive in that it allows the person to control the information the way they want.</text:p>
      <text:p text:style-name="Text_20_body">4) Your textbook identified two important patterns of emotional expression that distinguish happy from unhappy couples. Describe the two patterns of emotional exchange in detail. Of the two, which do you feel is more damaging to a couple? Justify your choice by drawing from other information you have learned in the chapter about satisfying and dissatisfying intimate relationships. (6 Points)</text:p>
      <text:p text:style-name="P4"><text:tab/>Passive aggression is the first pattern which involves behaving vengefully while denying that one has aggressive feelings. The other most common pattern is the demand-withdraw pattern where the behavior between two parties rultes in one party making demands and the other party trying to withdraw from a conversation because of those demands. Personally, I find passive-aggression more damaging in relationships. In passive-aggressive relationships the other person becomes a dependent to you -- what I mean is when you are in a pass-veaggressive relationship it forces you to pay extra attention to details of the other person. It requires you to put in extra time and effort to ensure the other person is ok and becomes less of a relationship and more of a situation <text:s/>more similar to taking care of a child or pet. The relationship requires the other person to be strong emotionally or the relationship will continue to weaken. Eventually meta-conflicts become prominent based off the first conflict until eventually the parties don't recollect what the conflict is about. It makes them become and act in a new manor through the means of the Dishibition effect and changes the result of the relationship.</text:p>
      <text:p text:style-name="Text_20_body">5) Identify, define, and provide an example of each of the five conflict strategies identified by Blake and Mouton. If it helps, you can draw the graph that represents the five styles. Next, identify which conflict style fits you. Which features of your personality led you to select that style and not the others? (6 Points)</text:p>
      <text:p text:style-name="P2"><text:tab/>Competing is the first strategy in managing conflict with the goal in trying to win in the conflict at whatever cost. This might occur when someone wants to be the "alpha male". <text:s/>Avoiding is when conflicts involve either ignoring or failing to deal with conflict. An example of avoiding is when perhaps one leaves a situation when the other person is a know-it-all to avoid conflict. Accomodating is a strategy where conflict involes giving in t the other party's needs and desires <text:soft-page-break/>over their own. This might happen when something bad has happened to a family member. Managing conflict can be attempted through compromise, where both parties give up something so they may receive something to resolve the conflict. Compromise might happen on a group project so everyone may feel like they're involved. Finally, collaborating involves working towards a solution that meets both parties needs. An example of this includes situations where individuals of a party are trying to accomplish something diffic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54S</meta:editing-duration>
    <meta:editing-cycles>10</meta:editing-cycles>
    <meta:generator>OpenOffice/4.0.0$Win32 OpenOffice.org_project/400m3$Build-9702</meta:generator>
    <dc:date>2015-03-19T23:56:25</dc:date>
    <dc:creator>Zack Austin</dc:creator>
    <meta:document-statistic meta:table-count="0" meta:image-count="0" meta:object-count="0" meta:page-count="3" meta:paragraph-count="14" meta:word-count="895" meta:character-count="5502"/>
    <meta:user-defined meta:name="Info 1"/>
    <meta:user-defined meta:name="Info 2"/>
    <meta:user-defined meta:name="Info 3"/>
    <meta:user-defined meta:name="Info 4"/>
  </office:meta>
</office:document-meta>
</file>